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7.61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  <style:text-properties style:use-window-font-color="true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 table:number-columns-spanned="3" table:number-rows-spanned="1">
            <text:p>google.maps.PolyMouseEvent object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3">
          <table:table-cell table:style-name="ce2" office:value-type="string" table:number-columns-spanned="3" table:number-rows-spanned="1">
            <text:p>This object is returned from mouse events on polylines and polygons.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3">
          <table:table-cell table:style-name="ce2" office:value-type="string" table:number-columns-spanned="3" table:number-rows-spanned="1">
            <text:p>This object extends <text:a xlink:href="../MouseEvent%20object.ods">MouseEvent</text:a>.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number-columns-repeated="2"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style-name="ce5" office:value-type="string">
            <text:p>edge </text:p>
          </table:table-cell>
          <table:table-cell office:value-type="string">
            <text:p>number </text:p>
          </table:table-cell>
          <table:table-cell office:value-type="string">
            <text:p>The index of the edge within the path beneath the cursor when the event occurred, if the event occurred on a mid-point on an editable polygon.</text:p>
          </table:table-cell>
        </table:table-row>
        <table:table-row table:style-name="ro3">
          <table:table-cell table:style-name="ce5" office:value-type="string">
            <text:p>path </text:p>
          </table:table-cell>
          <table:table-cell office:value-type="string">
            <text:p>number </text:p>
          </table:table-cell>
          <table:table-cell office:value-type="string">
            <text:p>The index of the path beneath the cursor when the event occurred, if the event occurred on a vertex and the polygon is editable. Otherwise undefined.</text:p>
          </table:table-cell>
        </table:table-row>
        <table:table-row table:style-name="ro5">
          <table:table-cell table:style-name="ce5" office:value-type="string">
            <text:p>vertex </text:p>
          </table:table-cell>
          <table:table-cell office:value-type="string">
            <text:p>number </text:p>
          </table:table-cell>
          <table:table-cell office:value-type="string">
            <text:p>The index of the vertex beneath the cursor when the event occurred, if the event occurred on a vertex and the polyline or polygon is editable. If the event does not occur on a vertex, the value is undefined.</text:p>
          </table:table-cell>
        </table:table-row>
      </table:table>
      <table:table table:name="Full2" table:style-name="ta1">
        <table:table-column table:style-name="co2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6:27:46.76</meta:creation-date>
    <dc:date>2012-08-15T16:30:17.41</dc:date>
    <meta:editing-duration>P0D</meta:editing-duration>
    <meta:editing-cycles>1</meta:editing-cycles>
    <meta:document-statistic meta:table-count="3" meta:cell-count="16" meta:object-count="0"/>
    <meta:generator>LibreOffice/3.5$Windows_x86 LibreOffice_project/165a79a-7059095-e13bb37-fef39a4-9503d18</meta:generator>
  </office:meta>
</office:document-meta>
</file>